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erif2" svg:font-family="'Liberation Serif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6.308cm" fo:min-width="60.1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44cm" fo:min-width="4.70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7cm" fo:min-width="3.30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9cm" fo:min-width="5.5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1cm" fo:min-width="3.83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83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3cm" fo:min-width="29.85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0pt" style:font-size-asian="80pt" style:font-size-complex="80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margin-left="4.128cm" fo:margin-right="0cm" fo:text-indent="0cm"/>
      <style:text-properties fo:font-size="32pt" style:font-size-asian="32pt" style:font-size-complex="32pt"/>
    </style:style>
    <style:style style:name="P5" style:family="paragraph">
      <style:text-properties fo:color="#0000ff" fo:font-size="32pt" style:font-size-asian="32pt" style:font-size-complex="32pt"/>
    </style:style>
    <style:style style:name="P6" style:family="paragraph">
      <style:text-properties fo:color="#aecf00" fo:font-size="32pt" style:font-size-asian="32pt" style:font-size-complex="32pt"/>
    </style:style>
    <style:style style:name="P7" style:family="paragraph">
      <style:text-properties fo:color="#ff3333" fo:font-size="32pt" style:font-size-asian="32pt" style:font-size-complex="32pt"/>
    </style:style>
    <style:style style:name="P8" style:family="paragraph">
      <style:text-properties fo:color="#ff00cc" fo:font-size="32pt" style:font-size-asian="32pt" style:font-size-complex="32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ff3333" fo:font-size="32pt" style:font-size-asian="32pt" style:font-size-complex="32pt"/>
    </style:style>
    <style:style style:name="T4" style:family="text">
      <style:text-properties fo:color="#ff00ff" fo:font-size="32pt" style:font-size-asian="32pt" style:font-size-complex="32pt"/>
    </style:style>
    <style:style style:name="T5" style:family="text">
      <style:text-properties fo:color="#aecf00" fo:font-size="32pt" style:font-size-asian="32pt" style:font-size-complex="32pt"/>
    </style:style>
    <style:style style:name="T6" style:family="text">
      <style:text-properties fo:color="#0000cc" fo:font-size="32pt" style:font-size-asian="32pt" style:font-size-complex="32pt"/>
    </style:style>
    <style:style style:name="T7" style:family="text">
      <style:text-properties fo:color="#ff0066" fo:font-size="32pt" style:font-size-asian="32pt" style:font-size-complex="32pt"/>
    </style:style>
    <style:style style:name="T8" style:family="text">
      <style:text-properties fo:color="#000000" fo:font-size="32pt" style:font-size-asian="32pt" style:font-size-complex="32pt"/>
    </style:style>
    <style:style style:name="T9" style:family="text">
      <style:text-properties fo:color="#0000ff" fo:font-size="32pt" style:font-size-asian="32pt" style:font-size-complex="32pt"/>
    </style:style>
    <style:style style:name="T10" style:family="text">
      <style:text-properties fo:color="#ff00cc" fo:font-size="32pt" style:font-size-asian="32pt" style:font-size-complex="32pt"/>
    </style:style>
    <style:style style:name="T11" style:family="text">
      <style:text-properties fo:color="#000000" style:font-name="Liberation Serif2" fo:font-size="32pt" fo:font-style="italic" fo:text-shadow="none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61cm" svg:height="2.583cm" svg:x="6.313cm" svg:y="24.83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2.303cm" svg:height="2.206cm" svg:x="26.129cm" svg:y="32.957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2.347cm" svg:height="2.43cm" svg:x="19.608cm" svg:y="6.063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2.519cm" svg:height="2.283cm" svg:x="11.308cm" svg:y="14.465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2.46cm" svg:height="2.649cm" svg:x="29.655cm" svg:y="24.386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2.338cm" svg:height="2.62cm" svg:x="33.841cm" svg:y="32.162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2.071cm" svg:height="2.473cm" svg:x="24.456cm" svg:y="14.656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1" draw:layer="layout" svg:x1="19.796cm" svg:y1="8.493cm" svg:x2="13.7cm" svg:y2="14.335cm">
          <text:p/>
        </draw:line>
        <draw:line draw:style-name="gr2" draw:text-style-name="P1" draw:layer="layout" svg:x1="12.049cm" svg:y1="16.875cm" svg:x2="8.369cm" svg:y2="24.654cm">
          <text:p/>
        </draw:line>
        <draw:line draw:style-name="gr2" draw:text-style-name="P1" draw:layer="layout" svg:x1="21.447cm" svg:y1="8.366cm" svg:x2="25.189cm" svg:y2="14.823cm">
          <text:p/>
        </draw:line>
        <draw:line draw:style-name="gr2" draw:text-style-name="P1" draw:layer="layout" svg:x1="13.319cm" svg:y1="16.748cm" svg:x2="16.743cm" svg:y2="25.28cm">
          <text:p/>
        </draw:line>
        <draw:custom-shape draw:style-name="gr1" draw:text-style-name="P2" draw:layer="layout" svg:width="2.33cm" svg:height="2.682cm" svg:x="15.053cm" svg:y="25.369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1" draw:layer="layout" svg:x1="30.337cm" svg:y1="27.162cm" svg:x2="27.452cm" svg:y2="33.046cm">
          <text:p/>
        </draw:line>
        <draw:line draw:style-name="gr2" draw:text-style-name="P1" draw:layer="layout" svg:x1="26.527cm" svg:y1="16.875cm" svg:x2="30.624cm" svg:y2="24.297cm">
          <text:p/>
        </draw:line>
        <draw:line draw:style-name="gr2" draw:text-style-name="P1" draw:layer="layout" svg:x1="31.607cm" svg:y1="26.908cm" svg:x2="34.274cm" svg:y2="31.734cm">
          <text:p/>
        </draw:line>
        <draw:frame draw:style-name="gr3" draw:text-style-name="P3" draw:layer="layout" svg:width="26.418cm" svg:height="26.558cm" svg:x="7.096cm" svg:y="39.481cm">
          <draw:text-box>
            <text:p text:style-name="P3"><text:span text:style-name="T2">sum = </text:span><text:span text:style-name="T3">951</text:span><text:span text:style-name="T2"> + </text:span><text:span text:style-name="T4">952</text:span><text:span text:style-name="T2"> + </text:span><text:span text:style-name="T5">9374</text:span><text:span text:style-name="T2"> + </text:span><text:span text:style-name="T6">9374</text:span></text:p>
            <text:p text:style-name="P3"><text:span text:style-name="T6"/></text:p>
            <text:p text:style-name="P3"><text:span text:style-name="T7">PathInteger</text:span><text:span text:style-name="T8">(Node curr, int[] A)</text:span></text:p>
            <text:p text:style-name="P3"><text:span text:style-name="T8">{</text:span></text:p>
            <text:p text:style-name="P3"><text:span text:style-name="T8"><text:tab/></text:span><text:span text:style-name="T8"><text:tab/></text:span><text:span text:style-name="T5">sum</text:span><text:span text:style-name="T8"> = 0</text:span></text:p>
            <text:p text:style-name="P3"><text:span text:style-name="T8"><text:tab/></text:span><text:span text:style-name="T8"><text:tab/></text:span><text:span text:style-name="T8">if(curr != null)</text:span></text:p>
            <text:p text:style-name="P3"><text:span text:style-name="T8"><text:tab/></text:span><text:span text:style-name="T8"><text:tab/></text:span><text:span text:style-name="T8">{ <text:s/></text:span></text:p>
            <text:p text:style-name="P3"><text:span text:style-name="T8"><text:tab/></text:span><text:span text:style-name="T8"><text:tab/></text:span><text:span text:style-name="T8"><text:tab/></text:span><text:span text:style-name="T8"><text:tab/></text:span><text:span text:style-name="T9">lsub</text:span><text:span text:style-name="T8"> = </text:span><text:span text:style-name="T3">PathInteger</text:span><text:span text:style-name="T8">(curr.left)</text:span></text:p>
            <text:p text:style-name="P4"><text:span text:style-name="T8"><text:tab/></text:span><text:span text:style-name="T9">rsub</text:span><text:span text:style-name="T8">= </text:span><text:span text:style-name="T3">PathInteger</text:span><text:span text:style-name="T8">(curr.right)</text:span></text:p>
            <text:p text:style-name="P4"><text:span text:style-name="T8"><text:tab/></text:span><text:span text:style-name="T8">if(curr.left != null &amp;&amp; curr.right != null)</text:span></text:p>
            <text:p text:style-name="P3"><text:span text:style-name="T8"><text:tab/></text:span><text:span text:style-name="T8"><text:tab/></text:span><text:span text:style-name="T8"><text:tab/></text:span><text:span text:style-name="T8"><text:tab/></text:span><text:span text:style-name="T8">{</text:span></text:p>
            <text:p text:style-name="P3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for(i=0; i&lt;= d; i++)</text:span></text:p>
            <text:p text:style-name="P3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{</text:span></text:p>
            <text:p text:style-name="P3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s += A[i]*pow(10, d-i)</text:span></text:p>
            <text:p text:style-name="P3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}</text:span></text:p>
            <text:p text:style-name="P3"><text:span text:style-name="T8"><text:tab/></text:span><text:span text:style-name="T8"><text:tab/></text:span><text:span text:style-name="T8"><text:tab/></text:span><text:span text:style-name="T8"><text:tab/></text:span><text:span text:style-name="T8">}</text:span></text:p>
            <text:p text:style-name="P3"><text:span text:style-name="T8"><text:tab/></text:span><text:span text:style-name="T8"><text:tab/></text:span><text:span text:style-name="T8"><text:tab/></text:span><text:span text:style-name="T8"><text:tab/></text:span><text:span text:style-name="T8">sum += </text:span><text:span text:style-name="T9">lsub</text:span><text:span text:style-name="T8"> + </text:span><text:span text:style-name="T9">rsub</text:span><text:span text:style-name="T8"> + s;</text:span></text:p>
            <text:p text:style-name="P3"><text:span text:style-name="T8"><text:tab/></text:span><text:span text:style-name="T8"><text:tab/></text:span><text:span text:style-name="T8">}</text:span></text:p>
            <text:p text:style-name="P3"><text:span text:style-name="T8"><text:tab/></text:span><text:span text:style-name="T8"><text:tab/></text:span><text:span text:style-name="T8">return </text:span><text:span text:style-name="T5">sum</text:span><text:span text:style-name="T8">;</text:span></text:p>
            <text:p text:style-name="P3"><text:span text:style-name="T8">}</text:span></text:p>
          </draw:text-box>
        </draw:frame>
        <draw:frame draw:style-name="gr4" draw:layer="layout" svg:width="2.799cm" svg:height="2.394cm" svg:x="6.08cm" svg:y="28.559cm">
          <draw:text-box>
            <text:p/>
          </draw:text-box>
        </draw:frame>
        <draw:frame draw:style-name="gr5" draw:text-style-name="P5" draw:layer="layout" svg:width="3.802cm" svg:height="1.707cm" svg:x="33.644cm" svg:y="35.671cm">
          <draw:text-box>
            <text:p text:style-name="P3"><text:span text:style-name="T9">9376</text:span></text:p>
          </draw:text-box>
        </draw:frame>
        <draw:frame draw:style-name="gr6" draw:text-style-name="P6" draw:layer="layout" svg:width="6.075cm" svg:height="1.699cm" svg:x="26.019cm" svg:y="35.671cm">
          <draw:text-box draw:corner-radius="34.67cm">
            <text:p text:style-name="P3"><text:span text:style-name="T5">9374</text:span></text:p>
          </draw:text-box>
        </draw:frame>
        <draw:frame draw:style-name="gr7" draw:text-style-name="P7" draw:layer="layout" svg:width="4.335cm" svg:height="1.513cm" svg:x="6.081cm" svg:y="28.559cm">
          <draw:text-box>
            <text:p text:style-name="P3"><text:span text:style-name="T3">951</text:span></text:p>
          </draw:text-box>
        </draw:frame>
        <draw:frame draw:style-name="gr8" draw:text-style-name="P8" draw:layer="layout" svg:width="4.336cm" svg:height="1.513cm" svg:x="14.952cm" svg:y="28.559cm">
          <draw:text-box>
            <text:p text:style-name="P3"><text:span text:style-name="T10">952</text:span></text:p>
          </draw:text-box>
        </draw:frame>
        <draw:frame draw:style-name="gr9" draw:text-style-name="P3" draw:layer="layout" svg:width="30.353cm" svg:height="2.413cm" svg:x="3.032cm" svg:y="2.27cm">
          <draw:text-box>
            <text:p text:style-name="P3"><text:span text:style-name="T11">Find the sum of all the paths which forms the integ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erif2" svg:font-family="'Liberation Serif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68.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30T01:18:13.911380000</meta:creation-date>
    <dc:date>2014-12-26T11:45:32.735999000</dc:date>
    <meta:editing-duration>P16DT9H51M5S</meta:editing-duration>
    <meta:editing-cycles>10</meta:editing-cycles>
    <meta:generator>LibreOffice/4.2.5.2$MacOSX_X86_64 LibreOffice_project/61cb170a04bb1f12e77c884eab9192be736ec5f5</meta:generator>
    <meta:document-statistic meta:object-count="22"/>
  </office:meta>
</office:document-meta>
</file>